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5.68mm" fo:margin-left="0mm" fo:margin-right="0.21mm" table:align="margins" fo:keep-with-next="always" style:may-break-between-rows="true"/>
    </style:style>
    <style:style style:name="Table3.A" style:family="table-column">
      <style:table-column-properties style:column-width="21.96mm" style:rel-column-width="8191*"/>
    </style:style>
    <style:style style:name="Table3.H" style:family="table-column">
      <style:table-column-properties style:column-width="21.98mm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0.97mm" fo:border="0.05pt solid #000000">
        <style:background-image/>
      </style:table-cell-properties>
    </style:style>
    <style:style style:name="Table3.A2" style:family="table-cell">
      <style:table-cell-properties fo:background-color="#b3b3b3" fo:padding="0.97m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3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4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6" style:family="table-cell">
      <style:table-cell-properties fo:padding="0.97mm" fo:border-left="0.05pt solid #000000" fo:border-right="none" fo:border-top="none" fo:border-bottom="0.05pt solid #000000"/>
    </style:style>
    <style:style style:name="Table3.B6" style:family="table-cell">
      <style:table-cell-properties fo:padding="0.97mm" fo:border-left="0.05pt solid #000000" fo:border-right="none" fo:border-top="none" fo:border-bottom="0.05pt solid #000000"/>
    </style:style>
    <style:style style:name="Table3.C6" style:family="table-cell">
      <style:table-cell-properties fo:padding="0.97mm" fo:border-left="0.05pt solid #000000" fo:border-right="none" fo:border-top="none" fo:border-bottom="0.05pt solid #000000"/>
    </style:style>
    <style:style style:name="Table3.D6" style:family="table-cell">
      <style:table-cell-properties fo:padding="0.97mm" fo:border-left="0.05pt solid #000000" fo:border-right="none" fo:border-top="none" fo:border-bottom="0.05pt solid #000000"/>
    </style:style>
    <style:style style:name="Table3.E6" style:family="table-cell">
      <style:table-cell-properties fo:padding="0.97mm" fo:border-left="0.05pt solid #000000" fo:border-right="none" fo:border-top="none" fo:border-bottom="0.05pt solid #000000"/>
    </style:style>
    <style:style style:name="Table3.F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>
      <style:table-cell-properties fo:padding="0.97mm" fo:border-left="0.05pt solid #000000" fo:border-right="none" fo:border-top="none" fo:border-bottom="0.05pt solid #000000"/>
    </style:style>
    <style:style style:name="Table3.H6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Contents">
      <style:paragraph-properties fo:text-align="end" style:justify-single-word="false" fo:keep-together="always" fo:keep-with-next="always"/>
    </style:style>
    <style:style style:name="P8" style:family="paragraph" style:parent-style-name="Table_20_Contents">
      <style:paragraph-properties fo:text-align="start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2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3" style:family="paragraph" style:parent-style-name="Text_20_body">
      <style:text-properties style:text-underline-style="none"/>
    </style:style>
    <style:style style:name="P14" style:family="paragraph" style:parent-style-name="Text_20_body">
      <style:paragraph-properties fo:text-align="start" style:justify-single-word="false"/>
      <style:text-properties style:text-underline-style="none"/>
    </style:style>
    <style:style style:name="P15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eneral Ledger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ext:p text:style-name="P13"><text:placeholder text:placeholder-type="text">&lt;for each="account in accounts"&gt;</text:placeholder></text:p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table:number-columns-spanned="2" office:value-type="string">
            <text:p text:style-name="P5"><text:placeholder text:placeholder-type="text">&lt;account.code or ''&gt;</text:placeholder></text:p>
          </table:table-cell>
          <table:covered-table-cell/>
          <table:table-cell table:style-name="Table3.C2" table:number-columns-spanned="6" office:value-type="string">
            <text:p text:style-name="P5"><text:placeholder text:placeholder-type="text">&lt;account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6">Date</text:p>
          </table:table-cell>
          <table:table-cell table:style-name="Table3.A3" office:value-type="string">
            <text:p text:style-name="P6">Move</text:p>
          </table:table-cell>
          <table:table-cell table:style-name="Table3.A3" office:value-type="string">
            <text:p text:style-name="Table_20_Heading">Debit</text:p>
          </table:table-cell>
          <table:table-cell table:style-name="Table3.A3" office:value-type="string">
            <text:p text:style-name="P6">Credit</text:p>
          </table:table-cell>
          <table:table-cell table:style-name="Table3.A3" office:value-type="string">
            <text:p text:style-name="P6">Balance</text:p>
          </table:table-cell>
          <table:table-cell table:style-name="Table3.A3" office:value-type="string">
            <text:p text:style-name="P6">Descr.</text:p>
          </table:table-cell>
          <table:table-cell table:style-name="Table3.A3" office:value-type="string">
            <text:p text:style-name="P6">Origin</text:p>
          </table:table-cell>
          <table:table-cell table:style-name="Table3.H3" office:value-type="string">
            <text:p text:style-name="P6">State</text:p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start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  <table:table-row table:style-name="Table3.1">
          <table:table-cell table:style-name="Table3.A5" table:number-columns-spanned="8" office:value-type="string">
            <text:p text:style-name="P11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2"><text:placeholder text:placeholder-type="text">&lt;formatLang(line['date'], user.language, date=True)&gt;</text:placeholder></text:p>
          </table:table-cell>
          <table:table-cell table:style-name="Table3.B6" office:value-type="string">
            <text:p text:style-name="P9"><text:placeholder text:placeholder-type="text">&lt;line['move']&gt;</text:placeholder></text:p>
          </table:table-cell>
          <table:table-cell table:style-name="Table3.C6" office:value-type="string">
            <text:p text:style-name="P10"><text:placeholder text:placeholder-type="text">&lt;formatLang(line['debit'], user.language, currency=company.currency)&gt;</text:placeholder></text:p>
          </table:table-cell>
          <table:table-cell table:style-name="Table3.D6" office:value-type="string">
            <text:p text:style-name="P10"><text:placeholder text:placeholder-type="text">&lt;formatLang(line['credit'], user.language, currency=company.currency)&gt;</text:placeholder></text:p>
          </table:table-cell>
          <table:table-cell table:style-name="Table3.E6" office:value-type="string">
            <text:p text:style-name="P10"><text:placeholder text:placeholder-type="text">&lt;formatLang(line['balance'], user.language, currency=company.currency)&gt;</text:placeholder></text:p>
          </table:table-cell>
          <table:table-cell table:style-name="Table3.F6" office:value-type="string">
            <text:p text:style-name="P9"><text:placeholder text:placeholder-type="text">&lt;line['description']&gt;</text:placeholder></text:p>
          </table:table-cell>
          <table:table-cell table:style-name="Table3.G6" office:value-type="string">
            <text:p text:style-name="P9"><text:placeholder text:placeholder-type="text">&lt;line['origin']&gt;</text:placeholder></text:p>
          </table:table-cell>
          <table:table-cell table:style-name="Table3.H6" office:value-type="string">
            <text:p text:style-name="P9"><text:placeholder text:placeholder-type="text">&lt;line['state']&gt;</text:placeholder></text:p>
          </table:table-cell>
        </table:table-row>
        <table:table-row table:style-name="Table3.1">
          <table:table-cell table:style-name="Table3.A7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3" table:number-columns-spanned="2" office:value-type="string">
            <text:p text:style-name="P6">Total</text:p>
          </table:table-cell>
          <table:covered-table-cell/>
          <table:table-cell table:style-name="Table3.A3" office:value-type="string">
            <text:p text:style-name="P7"><text:placeholder text:placeholder-type="text">&lt;formatLang(id2end_account[account.id].debit - id2start_account[account.id].deb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id2end_account[account.id].credit - id2start_account[account.id].cred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H3" office:value-type="string">
            <text:p text:style-name="P8"/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end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58.63mm" style:rel-column-width="21845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8*"/>
    </style:style>
    <style:style style:name="Table1.B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Lang(datetime.date.today(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3</text:page-number>/<text:page-count>3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3" meta:paragraph-count="44" meta:word-count="104" meta:character-count="1772" meta:non-whitespace-character-count="1712"/>
    <meta:user-defined meta:name="Info 1"/>
    <meta:user-defined meta:name="Info 2"/>
    <meta:user-defined meta:name="Info 3"/>
    <meta:user-defined meta:name="Info 4"/>
  </office:meta>
</office:document-meta>
</file>